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loext:opacity="100%" fo:background-color="#ffff00"/>
    </style:style>
    <style:style style:name="P3" style:family="paragraph" style:parent-style-name="Standard">
      <style:text-properties style:use-window-font-color="true" loext:opacity="0%" officeooo:rsid="000871c0" officeooo:paragraph-rsid="000871c0" fo:background-color="#ffff00"/>
    </style:style>
    <style:style style:name="P4" style:family="paragraph" style:parent-style-name="Standard">
      <style:text-properties style:use-window-font-color="true" loext:opacity="0%" officeooo:rsid="000871c0" officeooo:paragraph-rsid="000871c0" fo:background-color="transparent"/>
    </style:style>
    <style:style style:name="P5" style:family="paragraph" style:parent-style-name="Standard">
      <style:text-properties style:use-window-font-color="true" loext:opacity="0%" officeooo:rsid="000af1d4" officeooo:paragraph-rsid="000af1d4" fo:background-color="transparent"/>
    </style:style>
    <style:style style:name="P6" style:family="paragraph" style:parent-style-name="Standard">
      <style:text-properties style:use-window-font-color="true" loext:opacity="0%" officeooo:rsid="00118454" officeooo:paragraph-rsid="00118454" fo:background-color="transparent"/>
    </style:style>
    <style:style style:name="P7" style:family="paragraph" style:parent-style-name="Standard">
      <style:text-properties fo:color="#ff3838" loext:opacity="100%" officeooo:rsid="000871c0" officeooo:paragraph-rsid="000871c0" fo:background-color="transparent"/>
    </style:style>
    <style:style style:name="P8" style:family="paragraph" style:parent-style-name="Standard">
      <style:text-properties fo:color="#ff3838" loext:opacity="100%" officeooo:rsid="000871c0" officeooo:paragraph-rsid="000871c0" fo:background-color="#ffff00"/>
    </style:style>
    <style:style style:name="P9" style:family="paragraph" style:parent-style-name="Standard">
      <style:text-properties officeooo:paragraph-rsid="0010e241"/>
    </style:style>
    <style:style style:name="P10" style:family="paragraph" style:parent-style-name="Preformatted_20_Text">
      <style:text-properties fo:color="#ff3838" loext:opacity="100%" officeooo:rsid="000871c0" officeooo:paragraph-rsid="000871c0" fo:background-color="transparent"/>
    </style:style>
    <style:style style:name="P11" style:family="paragraph" style:parent-style-name="Standard">
      <style:text-properties style:use-window-font-color="true" loext:opacity="0%" officeooo:rsid="000871c0" officeooo:paragraph-rsid="000871c0" fo:background-color="transparent"/>
    </style:style>
    <style:style style:name="P12" style:family="paragraph" style:parent-style-name="Standard">
      <style:text-properties style:use-window-font-color="true" loext:opacity="0%" officeooo:rsid="000871c0" officeooo:paragraph-rsid="001b066f" fo:background-color="transparent"/>
    </style:style>
    <style:style style:name="P13" style:family="paragraph" style:parent-style-name="Standard">
      <style:text-properties officeooo:paragraph-rsid="001b066f"/>
    </style:style>
    <style:style style:name="T1" style:family="text">
      <style:text-properties officeooo:rsid="000871c0"/>
    </style:style>
    <style:style style:name="T2" style:family="text">
      <style:text-properties officeooo:rsid="000c44de"/>
    </style:style>
    <style:style style:name="T3" style:family="text">
      <style:text-properties officeooo:rsid="0010e241"/>
    </style:style>
    <style:style style:name="T4" style:family="text">
      <style:text-properties style:use-window-font-color="true" loext:opacity="0%" officeooo:rsid="0010e241" fo:background-color="transparent" loext:char-shading-value="0"/>
    </style:style>
    <style:style style:name="T5" style:family="text">
      <style:text-properties style:use-window-font-color="true" loext:opacity="0%" officeooo:rsid="000871c0" fo:background-color="transparent" loext:char-shading-value="0"/>
    </style:style>
    <style:style style:name="T6" style:family="text">
      <style:text-properties style:use-window-font-color="true" loext:opacity="0%" officeooo:rsid="001b066f" fo:background-color="transparent" loext:char-shading-value="0"/>
    </style:style>
    <style:style style:name="T7" style:family="text">
      <style:text-properties style:font-name="Times New Roman" officeooo:rsid="0010e241"/>
    </style:style>
    <style:style style:name="T8" style:family="text">
      <style:text-properties officeooo:rsid="00118454"/>
    </style:style>
    <style:style style:name="T9" style:family="text">
      <style:text-properties officeooo:rsid="0016010e"/>
    </style:style>
    <style:style style:name="T10" style:family="text">
      <style:text-properties officeooo:rsid="001b0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</text:span><text:span text:style-name="T9">отароной работе</text:span><text:span text:style-name="T1"> 2<text:line-break/></text:span><text:span text:style-name="T10">Страхова Виктория А-03-22</text:span><text:span text:style-name="T1"><text:line-break/>Использую Terminator</text:span> </text:p>
      <text:p text:style-name="Standard"/>
      <text:p text:style-name="Standard">vika@leonbold:~$ mkdir lab02</text:p>
      <text:p text:style-name="Standard">vika@leonbold:~$ cd lab02</text:p>
      <text:p text:style-name="Standard">vika@leonbold:~/lab02$ ls</text:p>
      <text:p text:style-name="Standard">vika@leonbold:~/lab02$ mkdir alice</text:p>
      <text:p text:style-name="Standard">vika@leonbold:~/lab02$ mkdir bob</text:p>
      <text:p text:style-name="Standard">vika@leonbold:~/lab02$ ls</text:p>
      <text:p text:style-name="Standard">alice <text:s/>bob</text:p>
      <text:p text:style-name="Standard">vika@leonbold:~/lab02$ cd alice</text:p>
      <text:p text:style-name="Standard">vika@leonbold:~/lab02/alice$ mkdir project</text:p>
      <text:p text:style-name="Standard">vika@leonbold:~/lab02/alice$ ls</text:p>
      <text:p text:style-name="Standard">project</text:p>
      <text:p text:style-name="Standard">vika@leonbold:~/lab02/alice$ cd project</text:p>
      <text:p text:style-name="P9">vika@leonbold:~/lab02/alice/project$ <text:span text:style-name="T3">cd ..</text:span></text:p>
      <text:p text:style-name="P9">vika@leonbold:~/lab02/alice$ cd project</text:p>
      <text:p text:style-name="Standard">vika@leonbold:~/lab02/alice/project$ git init</text:p>
      <text:p text:style-name="Standard">Инициализирован пустой репозиторий Git в /home/vika/lab02/alice/project/.git/</text:p>
      <text:p text:style-name="Standard">vika@leonbold:~/lab02/alice/project$ git config user.name 'Alice (StrachovaVL)'</text:p>
      <text:p text:style-name="Standard">vika@leonbold:~/lab02/alice/project$ git config user.email 'strahoho@yandex.ru'</text:p>
      <text:p text:style-name="Standard">vika@leonbold:~/lab02/alice/project$ ls</text:p>
      <text:p text:style-name="Standard">main.cpp <text:s/>project.cbp <text:s/>project.layout</text:p>
      <text:p text:style-name="Standard">vika@leonbold:~/lab02/alice/project$ la</text:p>
      <text:p text:style-name="Standard">.git <text:s/>main.cpp <text:s/>project.cbp <text:s/>project.layout</text:p>
      <text:p text:style-name="Standard"/>
      <text:p text:style-name="Standard"/>
      <text:p text:style-name="P2">vika@leonbold:~/lab02/alice/project$ git status</text:p>
      <text:p text:style-name="P2">На ветке master</text:p>
      <text:p text:style-name="P2"/>
      <text:p text:style-name="P2">Еще нет коммитов</text:p>
      <text:p text:style-name="P2"/>
      <text:p text:style-name="P2">Неотслеживаемые файлы:</text:p>
      <text:p text:style-name="P2"><text:s text:c="2"/>(используйте «git add &lt;файл&gt;…», чтобы добавить в то, что будет включено в коммит)</text:p>
      <text:p text:style-name="P2"/>
      <text:p text:style-name="P2"><text:tab/>main.cpp</text:p>
      <text:p text:style-name="P2"><text:tab/>project.cbp</text:p>
      <text:p text:style-name="P2"><text:tab/>project.layout</text:p>
      <text:p text:style-name="P2"/>
      <text:p text:style-name="P2">ничего не добавлено в коммит, но есть неотслеживаемые файлы (используйте «git add», чтобы отслеживать их)</text:p>
      <text:p text:style-name="P3"/>
      <text:p text:style-name="P10"><text:bookmark text:name="cb8-1"/><text:span text:style-name="Source_20_Text">git add main.cpp</text:span></text:p>
      <text:p text:style-name="P7"/>
      <text:p text:style-name="P8">vika@leonbold:~/lab02/alice/project$ git status</text:p>
      <text:p text:style-name="P8">На ветке master</text:p>
      <text:p text:style-name="P8"/>
      <text:p text:style-name="P8">Еще нет коммитов</text:p>
      <text:p text:style-name="P8"/>
      <text:p text:style-name="P8">Изменения, которые будут включены в коммит:</text:p>
      <text:p text:style-name="P8"><text:s text:c="2"/>(используйте «git rm --cached &lt;файл&gt;…», чтобы убрать из индекса)</text:p>
      <text:p text:style-name="P8"><text:soft-page-break/></text:p>
      <text:p text:style-name="P8"><text:tab/>новый файл: <text:s text:c="3"/>main.cpp</text:p>
      <text:p text:style-name="P8"/>
      <text:p text:style-name="P8">Неотслеживаемые файлы:</text:p>
      <text:p text:style-name="P8"><text:s text:c="2"/>(используйте «git add &lt;файл&gt;…», чтобы добавить в то, что будет включено в коммит)</text:p>
      <text:p text:style-name="P8"/>
      <text:p text:style-name="P8"><text:tab/>project.cbp</text:p>
      <text:p text:style-name="P8"><text:tab/>project.layout</text:p>
      <text:p text:style-name="P8"/>
      <text:p text:style-name="P9"><text:span text:style-name="T4">После того как мы мы написали </text:span><text:bookmark text:name="cb8-11"/><text:span text:style-name="Source_20_Text">git add main.cpp </text:span><text:span text:style-name="Source_20_Text"><text:span text:style-name="T7">файл main.cpp из неослеживаемых файлов перенесся в отлеживаемые.</text:span></text:span><text:span text:style-name="Source_20_Text"><text:span text:style-name="T3"> </text:span></text:span></text:p>
      <text:p text:style-name="P7"/>
      <text:p text:style-name="P4">vika@leonbold:~/lab02/alice/project$ git commit -m 'code: заготовка программы'</text:p>
      <text:p text:style-name="P4">[master (корневой коммит) b1d88bf] code: заготовка программы</text:p>
      <text:p text:style-name="P4"><text:s/>1 file changed, 9 insertions(+)</text:p>
      <text:p text:style-name="P4"><text:s/>create mode 100644 main.cpp</text:p>
      <text:p text:style-name="P4">vika@leonbold:~/lab02/alice/project$ git add project.cbp</text:p>
      <text:p text:style-name="P4">vika@leonbold:~/lab02/alice/project$ git commit -m 'buld: добавлен файл пр<text:span text:style-name="T8">о</text:span>екта'</text:p>
      <text:p text:style-name="P4">[master dfd1729] buld: добавлен файл пр<text:span text:style-name="T8">о</text:span>екта</text:p>
      <text:p text:style-name="P4"><text:s/>Date: Mon May 29 01:57:07 2023 +0300</text:p>
      <text:p text:style-name="P4"><text:s/>1 file changed, 38 insertions(+)</text:p>
      <text:p text:style-name="P4"><text:s/>create mode 100644 project.cbp</text:p>
      <text:p text:style-name="P4"/>
      <text:p text:style-name="P5">vika@leonbold:~/lab02/alice/project$ git status</text:p>
      <text:p text:style-name="P5">На ветке master</text:p>
      <text:p text:style-name="P5">Неотслеживаемые файлы:</text:p>
      <text:p text:style-name="P5"><text:s text:c="2"/>(используйте «git add &lt;файл&gt;…», чтобы добавить в то, что будет включено в коммит)</text:p>
      <text:p text:style-name="P5"/>
      <text:p text:style-name="P5"><text:tab/>project.layout</text:p>
      <text:p text:style-name="P5"/>
      <text:p text:style-name="P5">ничего не добавлено в коммит, но есть неотслеживаемые файлы (используйте «git add», чтобы отслеживать их)<text:line-break/></text:p>
      <text:p text:style-name="P5">vika@leonbold:~/lab02/alice/project$ git commit <text:s/>-<text:span text:style-name="T2">a</text:span>m 'main: добавлена работа с переменными a и b'</text:p>
      <text:p text:style-name="P5">[master bbb3d5d] main: добавлена работа с переменными a и b</text:p>
      <text:p text:style-name="P5"><text:s/>Date: Mon May 29 02:27:11 2023 +0300</text:p>
      <text:p text:style-name="P5"><text:s/>1 file changed, 3 insertions(+), 2 deletions(-)</text:p>
      <text:p text:style-name="P5">vika@leonbold:~/Рабочий стол/lab02/alice/project$ gitk</text:p>
      <text:p text:style-name="P5">vika@leonbold:~/Рабочий стол/lab02/alice/project$ git status</text:p>
      <text:p text:style-name="P5">На ветке master</text:p>
      <text:p text:style-name="P5">Неотслеживаемые файлы:</text:p>
      <text:p text:style-name="P5"><text:s text:c="2"/>(используйте «git add &lt;файл&gt;…», чтобы добавить в то, что будет включено в коммит)</text:p>
      <text:p text:style-name="P5"/>
      <text:p text:style-name="P5"><text:tab/>project.layout</text:p>
      <text:p text:style-name="P5"/>
      <text:p text:style-name="P5">ничего не добавлено в коммит, но есть неотслеживаемые файлы (используйте «git add», чтобы отслеживать их)</text:p>
      <text:p text:style-name="P7"/>
      <text:p text:style-name="P7"/>
      <text:p text:style-name="P7">vika@leonbold:~/Рабочий стол/lab02/alice/project$ git commit -am 'git: игнорирование файлов bin и obj'</text:p>
      <text:p text:style-name="P7"><text:soft-page-break/>На ветке master</text:p>
      <text:p text:style-name="P7">Неотслеживаемые файлы:</text:p>
      <text:p text:style-name="P7"><text:tab/>.gitignore</text:p>
      <text:p text:style-name="P7"><text:tab/>.gitignore2</text:p>
      <text:p text:style-name="P7"><text:tab/>project.layout</text:p>
      <text:p text:style-name="P7"/>
      <text:p text:style-name="P7">ничего не добавлено в коммит, но есть неотслеживаемые файлы</text:p>
      <text:p text:style-name="P7"/>
      <text:p text:style-name="P7"/>
      <text:p text:style-name="P4">vika@leonbold:~/lab02/alice/project$ git log --stat</text:p>
      <text:p text:style-name="P4">commit bbb3d5d9c2235b476a58fbaa925a8ff5f82e8428 (HEAD -&gt; master)</text:p>
      <text:p text:style-name="P4">Author: Alice (StrachovaVL) &lt;strahoho@yandex.ru&gt;</text:p>
      <text:p text:style-name="P4">Date: <text:s text:c="2"/>Mon May 29 02:27:11 2023 +0300</text:p>
      <text:p text:style-name="P4"/>
      <text:p text:style-name="P4"><text:s text:c="4"/>main: добавлена работа с переменными a и b</text:p>
      <text:p text:style-name="P4"/>
      <text:p text:style-name="P4"><text:s/>main.cpp | 5 +++--</text:p>
      <text:p text:style-name="P4"><text:s/>1 file changed, 3 insertions(+), 2 deletions(-)</text:p>
      <text:p text:style-name="P6"/>
      <text:p text:style-name="P4">commit dfd1729ea47e50ceb9bbd0bb648307d9a500236b</text:p>
      <text:p text:style-name="P4">Author: Alice (StrachovaVL) &lt;strahoho@yandex.ru&gt;</text:p>
      <text:p text:style-name="P4">Date: <text:s text:c="2"/>Mon May 29 01:57:07 2023 +0300</text:p>
      <text:p text:style-name="P4"/>
      <text:p text:style-name="P4"><text:s text:c="4"/>buld: добавлен файл пр<text:span text:style-name="T8">о</text:span>екта</text:p>
      <text:p text:style-name="P4"/>
      <text:p text:style-name="P4"><text:s/>project.cbp | 38 ++++++++++++++++++++++++++++++++++++++</text:p>
      <text:p text:style-name="P4"><text:s/>1 file changed, 38 insertions(+)</text:p>
      <text:p text:style-name="P4"/>
      <text:p text:style-name="P4">commit b1d88bf4df11c4e6aae1ec4ebbbc6d62eb2ff7da</text:p>
      <text:p text:style-name="P4">Author: Alice (StrachovaVL) &lt;strahoho@yandex.ru&gt;</text:p>
      <text:p text:style-name="P4">Date: <text:s text:c="2"/>Mon May 29 01:53:11 2023 +0300</text:p>
      <text:p text:style-name="P4"/>
      <text:p text:style-name="P4"><text:s text:c="4"/>code: заготовка программы</text:p>
      <text:p text:style-name="P4"/>
      <text:p text:style-name="P4"><text:s/>main.cpp | 9 +++++++++</text:p>
      <text:p text:style-name="P4"><text:s/>1 file changed, 9 insertions(+)</text:p>
      <text:p text:style-name="P4"/>
      <text:p text:style-name="P4">vika@leonbold:~/lab02/alice/project$ git show HEAD</text:p>
      <text:p text:style-name="P4">commit bbb3d5d9c2235b476a58fbaa925a8ff5f82e8428 (HEAD -&gt; master)</text:p>
      <text:p text:style-name="P4">Author: Alice (StrachovaVL) &lt;strahoho@yandex.ru&gt;</text:p>
      <text:p text:style-name="P4">Date: <text:s text:c="2"/>Mon May 29 02:27:11 2023 +0300</text:p>
      <text:p text:style-name="P4"/>
      <text:p text:style-name="P4"><text:s text:c="4"/>main: добавлена работа с переменными a и b</text:p>
      <text:p text:style-name="P4"/>
      <text:p text:style-name="P4">diff --git a/main.cpp b/main.cpp</text:p>
      <text:p text:style-name="P4">index b4392ec..cb7684a 100644</text:p>
      <text:p text:style-name="P4">--- a/main.cpp</text:p>
      <text:p text:style-name="P4">+++ b/main.cpp</text:p>
      <text:p text:style-name="P4">@@ -4,6 +4,7 @@ using namespace std;</text:p>
      <text:p text:style-name="P4"><text:s/></text:p>
      <text:p text:style-name="P4"><text:s/>int main()</text:p>
      <text:p text:style-name="P4"><text:s/>{</text:p>
      <text:p text:style-name="P4"><text:soft-page-break/>- <text:s text:c="3"/>cout &lt;&lt; "Hello world!" &lt;&lt; endl;</text:p>
      <text:p text:style-name="P4">- <text:s text:c="3"/>return 0;</text:p>
      <text:p text:style-name="P4">+ <text:s text:c="3"/>cout &lt;&lt; "Enter A and B:";</text:p>
      <text:p text:style-name="P4">+ <text:s text:c="3"/>int a, b;</text:p>
      <text:p text:style-name="P4">+ <text:s text:c="3"/>cin &gt;&gt; a &gt;&gt; b;</text:p>
      <text:p text:style-name="P4"><text:s/>}</text:p>
      <text:p text:style-name="P4"/>
      <text:p text:style-name="P4">vika@leonbold:~/lab02/alice/project$ git commit -am 'main: добавили вывод произведеия a и b'</text:p>
      <text:p text:style-name="P4">[master 6783ad1] main: добавили вывод произведеия a и b</text:p>
      <text:p text:style-name="P4"><text:s/>1 file changed, 1 insertion(+)</text:p>
      <text:p text:style-name="P4">vika@leonbold:~/lab02/alice/project$ gitk</text:p>
      <text:p text:style-name="P4">vika@leonbold:~/lab02/alice/project$ git checkout HEAD — main.cpp</text:p>
      <text:p text:style-name="P4"/>
      <text:p text:style-name="P4">vika@leonbold:~/lab02/alice/project$ ssh-keygen</text:p>
      <text:p text:style-name="P4">Generating public/private rsa key pair.</text:p>
      <text:p text:style-name="P4">Enter file in which to save the key (/home/vika/.ssh/id_rsa): </text:p>
      <text:p text:style-name="P4">Enter passphrase (empty for no passphrase): </text:p>
      <text:p text:style-name="P4">Enter same passphrase again: </text:p>
      <text:p text:style-name="P4">Your identification has been saved in /home/vika/.ssh/id_rsa.</text:p>
      <text:p text:style-name="P4">Your public key has been saved in /home/vika/.ssh/id_rsa.pub.</text:p>
      <text:p text:style-name="P4">The key fingerprint is:</text:p>
      <text:p text:style-name="P4">SHA256:w90icZEVEkAMVikgIpPkjpnHlUuZJgsE1BANyRuI0/A vika@leonbold</text:p>
      <text:p text:style-name="P4">The key's randomart image is:</text:p>
      <text:p text:style-name="P4">+---[RSA 2048]----+</text:p>
      <text:p text:style-name="P4">|&amp;@O ..o=+o++o. <text:s text:c="2"/>|</text:p>
      <text:p text:style-name="P4">|OB.+ =. o .o <text:s text:c="4"/>|</text:p>
      <text:p text:style-name="P4">|.oE B <text:s/>.. . <text:s text:c="5"/>|</text:p>
      <text:p text:style-name="P4">|o* * . . + . <text:s text:c="4"/>|</text:p>
      <text:p text:style-name="P4">|+.+ . <text:s text:c="2"/>S o . <text:s text:c="3"/>|</text:p>
      <text:p text:style-name="P4">| . <text:s text:c="6"/>o . <text:s text:c="4"/>|</text:p>
      <text:p text:style-name="P4">| <text:s text:c="16"/>|</text:p>
      <text:p text:style-name="P4">| <text:s text:c="16"/>|</text:p>
      <text:p text:style-name="P4">| <text:s text:c="16"/>|</text:p>
      <text:p text:style-name="P4">+----[SHA256]-----+</text:p>
      <text:p text:style-name="P4">vika@leonbold:~/lab02/alice/project$ cat ~/.ssh/id_rsa.pub</text:p>
      <text:p text:style-name="P4">ssh-rsa AAAAB3NzaC1yc2EAAAADAQABAAABAQCzSx1He+IykCG2xYh8ELxxawC+q8PzwMAYTpMgPYcjSLX91/5jV+tx0Kp9F8Cim3HAKdly0rw/FJnxR4bdvaknhb6su34SOnPfwDRO9J0qHwg+0cei0/LWhgSrn6HcmacGVQz2BsEu4ZW839LihTBEeG4YGyijRxFUtF2LMAyn6U/7fx9ar+gCSUIOywD9Pz/WQDV/RQHB5wVTrEUo48F1Gu0tzghttOw5B5g8X5lsiHord6AWpc4GKdSU14jRcSonFOWN8V2bnv4qixJRbEKM3JcbE3gDH8Y+IUH8c7bH4fO9KKLzOIgk4kpCa440VnZtrNHYj/oGLebgCzTsAXvD <text:a xlink:type="simple" xlink:href="mailto:vika@leonbold" text:style-name="Internet_20_link" text:visited-style-name="Visited_20_Internet_20_Link">vika@leonbold</text:a></text:p>
      <text:p text:style-name="P4"/>
      <text:p text:style-name="P4">vika@leonbold:~/lab02/bob$ git clone git@github.com:StrachovaVL/cs-lab02.git</text:p>
      <text:p text:style-name="P4">Клонирование в «cs-lab02»…</text:p>
      <text:p text:style-name="P4">warning: Похоже, что вы клонировали пустой репозиторий.</text:p>
      <text:p text:style-name="P4">vika@leonbold:~/Рабочий стол/lab02/bob$ ls -lh</text:p>
      <text:p text:style-name="P4">итого 4,0K</text:p>
      <text:p text:style-name="P4">drwxrwxr-x 3 vika vika 4,0K июн <text:s/>4 23:00 cs-lab02</text:p>
      <text:p text:style-name="P4"><text:soft-page-break/>vika@leonbold:~/lab02/bob$ cd cs-lab02<text:line-break/>vika@leonbold:~/lab02/bob/cs-lab02$ git config user.name 'Bob (StrachovaVL)'</text:p>
      <text:p text:style-name="P4">vika@leonbold:~lab02/bob/cs-lab02$ ls -lha</text:p>
      <text:p text:style-name="P4">итого 12K</text:p>
      <text:p text:style-name="P4">drwxrwxr-x 3 vika vika 4,0K июн <text:s/>4 23:00 .</text:p>
      <text:p text:style-name="P4">drwxrwxr-x 3 vika vika 4,0K июн <text:s/>4 23:00 ..</text:p>
      <text:p text:style-name="P4">drwxrwxr-x 7 vika vika 4,0K июн <text:s/>4 23:04 .git</text:p>
      <text:p text:style-name="P4">vika@leonbold:~/lab02/bob/cs-lab02$ git config user.email 'strahoho@yandex.ru'</text:p>
      <text:p text:style-name="P4">vika@leonbold:~//lab02/bob/cs-lab02$ git push</text:p>
      <text:p text:style-name="P4">error: src refspec refs/heads/master does not match any.</text:p>
      <text:p text:style-name="P4">error: не удалось отправить некоторые ссылки в «git@github.com:StrachovaVL/cs-lab02.git»</text:p>
      <text:p text:style-name="P4">vika@leonbold:~/lab02/bob/cs-lab02$ git pull</text:p>
      <text:p text:style-name="P4">Ваша конфигурация указывает, что нужно слить изменения со ссылкой</text:p>
      <text:p text:style-name="P4">«refs/heads/master» из внешнего репозитория, но такая ссылка не была получена.</text:p>
      <text:p text:style-name="P4">vika@leonbold:~/lab02/alice/project$ git remote add origin <text:a xlink:type="simple" xlink:href="mailto:git@github.com" text:style-name="Internet_20_link" text:visited-style-name="Visited_20_Internet_20_Link">git@github.com</text:a>:StrachovaVL/cs-lab02.git<text:line-break/>fatal: внешний репозиторий origin уже существует</text:p>
      <text:p text:style-name="P4">vika@leonbold:~/lab02/alice/project$ git branch -M main</text:p>
      <text:p text:style-name="P4">vika@leonbold:~/lab02/alice/project$ git push -u origin main</text:p>
      <text:p text:style-name="P4">Подсчет объектов: 9, готово.</text:p>
      <text:p text:style-name="P4">Сжатие объектов: 100% (8/8), готово.</text:p>
      <text:p text:style-name="P4">Запись объектов: 100% (9/9), 1.39 KiB | 475.00 KiB/s, готово.</text:p>
      <text:p text:style-name="P4">Total 9 (delta 0), reused 0 (delta 0)</text:p>
      <text:p text:style-name="P4">To github.com:StrachovaVL/cs-lab02.git</text:p>
      <text:p text:style-name="P4"><text:s/>* [new branch] <text:s text:c="5"/>main -&gt; main</text:p>
      <text:p text:style-name="P4">Ветка «main» отслеживает внешнюю ветку «main» из «origin».</text:p>
      <text:p text:style-name="P4">vika@leonbold:~/lab02/alice/project$ cd ..</text:p>
      <text:p text:style-name="P4">vika@leonbold:~/lab02/alice$ cd ..</text:p>
      <text:p text:style-name="P4">vika@leonbold:~/lab02$ cd bob</text:p>
      <text:p text:style-name="P4">vika@leonbold:~/lab02/bob$ git clone git@github.com:StrachovaVL/cs-lab02.git project</text:p>
      <text:p text:style-name="P4">Клонирование в «project»…</text:p>
      <text:p text:style-name="P4">remote: Enumerating objects: 9, done.</text:p>
      <text:p text:style-name="P4">remote: Counting objects: 100% (9/9), done.</text:p>
      <text:p text:style-name="P4">remote: Compressing objects: 100% (8/8), done.</text:p>
      <text:p text:style-name="P4">remote: Total 9 (delta 0), reused 9 (delta 0), pack-reused 0</text:p>
      <text:p text:style-name="P4">Получение объектов: 100% (9/9), готово.</text:p>
      <text:p text:style-name="P4">vika@leonbold:~/lab02/bob$ ls</text:p>
      <text:p text:style-name="P4">project</text:p>
      <text:p text:style-name="P4">vika@leonbold:~/lab02/bob$ cd project</text:p>
      <text:p text:style-name="P4">vika@leonbold:~/lab02/bob/project$ git config user.name 'Bob (StrachovaVL)'</text:p>
      <text:p text:style-name="P4">vika@leonbold:~/lab02/bob/project$ git config user.email 'strahoho@yandex.ru'</text:p>
      <text:p text:style-name="P4">vika@leonbold:~/lab02/bob/project$ ls</text:p>
      <text:p text:style-name="P4">main.cpp <text:s/>project.cbp</text:p>
      <text:p text:style-name="P4">vika@leonbold:~/lab02/bob/project$ gitk</text:p>
      <text:p text:style-name="P4">vika@leonbold:~/lab02/bob/project$ git commit -am 'code: изменены ошибки и добавлено умножение a и b'</text:p>
      <text:p text:style-name="P4">[main 7dfde62] code: изменены ошибки и добавлено умножение a и b</text:p>
      <text:p text:style-name="P4"><text:s/>1 file changed, 2 insertions(+)</text:p>
      <text:p text:style-name="P4">vika@leonbold:~/lab02/bob/project$ gitk</text:p>
      <text:p text:style-name="P4">vika@leonbold:~/lab02/bob/project$ git push</text:p>
      <text:p text:style-name="P4">Подсчет объектов: 3, готово.</text:p>
      <text:p text:style-name="P4">Сжатие объектов: 100% (3/3), готово.</text:p>
      <text:p text:style-name="P4"><text:soft-page-break/>Запись объектов: 100% (3/3), 407 bytes | 407.00 KiB/s, готово.</text:p>
      <text:p text:style-name="P4">Total 3 (delta 1), reused 0 (delta 0)</text:p>
      <text:p text:style-name="P4">remote: Resolving deltas: 100% (1/1), completed with 1 local object.</text:p>
      <text:p text:style-name="P4">To github.com:StrachovaVL/cs-lab02.git</text:p>
      <text:p text:style-name="P4"><text:s text:c="3"/>bbb3d5d..7dfde62 <text:s/>main -&gt; main</text:p>
      <text:p text:style-name="P4">vika@leonbold:~/lab02/bob/project$ cd ..</text:p>
      <text:p text:style-name="P4">vika@leonbold:~/lab02/bob$ cd ..</text:p>
      <text:p text:style-name="P4">vika@leonbold:~/lab02$ cd alice</text:p>
      <text:p text:style-name="P4">vika@leonbold:~/lab02/alice$ cd project</text:p>
      <text:p text:style-name="P4">vika@leonbold:~/lab02/alice/project$ git fetch</text:p>
      <text:p text:style-name="P4">remote: Enumerating objects: 5, done.</text:p>
      <text:p text:style-name="P4">remote: Counting objects: 100% (5/5), done.</text:p>
      <text:p text:style-name="P4">remote: Compressing objects: 100% (2/2), done.</text:p>
      <text:p text:style-name="P4">remote: Total 3 (delta 1), reused 3 (delta 1), pack-reused 0</text:p>
      <text:p text:style-name="P4">Распаковка объектов: 100% (3/3), готово.</text:p>
      <text:p text:style-name="P4">Из github.com:StrachovaVL/cs-lab02</text:p>
      <text:p text:style-name="P4"><text:s text:c="3"/>bbb3d5d..7dfde62 <text:s/>main <text:s text:c="6"/>-&gt; origin/main</text:p>
      <text:p text:style-name="P4">vika@leonbold:~/Рабочий стол/lab02/alice/project$ git log</text:p>
      <text:p text:style-name="P4">commit bbb3d5d9c2235b476a58fbaa925a8ff5f82e8428 (HEAD -&gt; main)</text:p>
      <text:p text:style-name="P4">Author: Alice (StrachovaVL) &lt;strahoho@yandex.ru&gt;</text:p>
      <text:p text:style-name="P4">Date: <text:s text:c="2"/>Mon May 29 02:27:11 2023 +0300</text:p>
      <text:p text:style-name="P4"/>
      <text:p text:style-name="P4"><text:s text:c="4"/>main: добавлена работа с переменными a и b</text:p>
      <text:p text:style-name="P4"/>
      <text:p text:style-name="P4">commit dfd1729ea47e50ceb9bbd0bb648307d9a500236b</text:p>
      <text:p text:style-name="P4">Author: Alice (StrachovaVL) &lt;strahoho@yandex.ru&gt;</text:p>
      <text:p text:style-name="P4">Date: <text:s text:c="2"/>Mon May 29 01:57:07 2023 +0300</text:p>
      <text:p text:style-name="P4"/>
      <text:p text:style-name="P4"><text:s text:c="4"/>buld: добавлен файл пректа</text:p>
      <text:p text:style-name="P4"/>
      <text:p text:style-name="P4">commit b1d88bf4df11c4e6aae1ec4ebbbc6d62eb2ff7da</text:p>
      <text:p text:style-name="P4">Author: Alice (StrachovaVL) &lt;strahoho@yandex.ru&gt;</text:p>
      <text:p text:style-name="P4">Date: <text:s text:c="2"/>Mon May 29 01:53:11 2023 +0300</text:p>
      <text:p text:style-name="P4"/>
      <text:p text:style-name="P4"><text:s text:c="4"/>code: заготовка программы</text:p>
      <text:p text:style-name="P4">vika@leonbold:~/lab02/alice/project$ git log --oneline</text:p>
      <text:p text:style-name="P4">bbb3d5d (HEAD -&gt; main) main: добавлена работа с переменными a и b</text:p>
      <text:p text:style-name="P4">dfd1729 buld: добавлен файл пректа</text:p>
      <text:p text:style-name="P4">b1d88bf code: заготовка программы</text:p>
      <text:p text:style-name="P4">vika@leonbold:~/lab02/alice/project$ git log --oneline --decorate</text:p>
      <text:p text:style-name="P4">───────────────────────────────────────────────────────────────────────────────────<text:line-break/>bbb3d5d (HEAD -&gt; main) main: добавлена работа с переменными a и b</text:p>
      <text:p text:style-name="P4">dfd1729 buld: добавлен файл пректа</text:p>
      <text:p text:style-name="P4">b1d88bf code: заготовка программы</text:p>
      <text:p text:style-name="P4">vika@leonbold:~/lab02/alice/project$ git log --oneline --decorate --all</text:p>
      <text:p text:style-name="P4">7dfde62 (origin/main) code: изменены ошибки и добавлено умножение a и b</text:p>
      <text:p text:style-name="P4">bbb3d5d (HEAD -&gt; main) main: добавлена работа с переменными a и b</text:p>
      <text:p text:style-name="P4">dfd1729 buld: добавлен файл пректа</text:p>
      <text:p text:style-name="P4">b1d88bf code: заготовка программы</text:p>
      <text:p text:style-name="P4">vika@leonbold:~/lab02/alice/project$ git log --oneline --decorate --all --graph</text:p>
      <text:p text:style-name="P4">* 7dfde62 (origin/main) code: изменены ошибки и добавлено умножение a и b</text:p>
      <text:p text:style-name="P4"><text:soft-page-break/>* bbb3d5d (HEAD -&gt; main) main: добавлена работа с переменными a и b</text:p>
      <text:p text:style-name="P4">* dfd1729 buld: добавлен файл пректа</text:p>
      <text:p text:style-name="P4">* b1d88bf code: заготовка программы</text:p>
      <text:p text:style-name="P4">vika@leonbold:~/lab02/alice/project$ git pull --ff-only</text:p>
      <text:p text:style-name="P4">Обновление bbb3d5d..7dfde62</text:p>
      <text:p text:style-name="P4">Fast-forward</text:p>
      <text:p text:style-name="P4"><text:s/>main.cpp | 2 ++</text:p>
      <text:p text:style-name="P4"><text:s/>1 file changed, 2 insertions(+)</text:p>
      <text:p text:style-name="P4">vika@leonbold:~/lab02/alice/project$ git log --oneline --decorate --all --graph</text:p>
      <text:p text:style-name="P4">* 7dfde62 (HEAD -&gt; main, origin/main) code: изменены ошибки и добавлено умножение a и b</text:p>
      <text:p text:style-name="P4">* bbb3d5d main: добавлена работа с переменными a и b</text:p>
      <text:p text:style-name="P4">* dfd1729 buld: добавлен файл пректа</text:p>
      <text:p text:style-name="P4">* b1d88bf code: заготовка программы</text:p>
      <text:p text:style-name="P4">vika@leonbold:~/lab02/alice/project$ ls</text:p>
      <text:p text:style-name="P4">bin <text:s/>KeyProgrammGitMPEI1 <text:s/>KeyProgrammGitMPEI1.pub <text:s/>main.cpp <text:s/>obj <text:s/>project.cbp <text:s/>project.layout <text:s/>strahoho@yandex.ru</text:p>
      <text:p text:style-name="P4">vika@leonbold:~/lab02/alice/project$ git commit -am 'code: изменение найденных ошибок и добавление деления'</text:p>
      <text:p text:style-name="P4">[main 2e49fd6] code: изменение найденных ошибок и добавление деления</text:p>
      <text:p text:style-name="P4"><text:s/>1 file changed, 5 insertions(+), 2 deletions(-)</text:p>
      <text:p text:style-name="P4">vika@leonbold:~/lab02/alice/project$ gitk</text:p>
      <text:p text:style-name="P4">vika@leonbold:~/lab02/alice/project$ git push</text:p>
      <text:p text:style-name="P4">Подсчет объектов: 3, готово.</text:p>
      <text:p text:style-name="P4">Сжатие объектов: 100% (3/3), готово.</text:p>
      <text:p text:style-name="P4">Запись объектов: 100% (3/3), 512 bytes | 512.00 KiB/s, готово.</text:p>
      <text:p text:style-name="P4">Total 3 (delta 0), reused 0 (delta 0)</text:p>
      <text:p text:style-name="P4">To github.com:StrachovaVL/cs-lab02.git</text:p>
      <text:p text:style-name="P4"><text:s text:c="3"/>7dfde62..2e49fd6 <text:s/>main -&gt; main</text:p>
      <text:p text:style-name="P4">vika@leonbold:~/lab02/alice/project$ git commit -am 'code: вычисление и вывод максимума'</text:p>
      <text:p text:style-name="P4">[main a9ed47a] code: вычисление и вывод максимума</text:p>
      <text:p text:style-name="P4"><text:s/>1 file changed, 9 insertions(+)</text:p>
      <text:p text:style-name="P4">vika@leonbold:~/lab02/alice/project$ gitk</text:p>
      <text:p text:style-name="P4">vika@leonbold:~/lab02/alice/project$ gitk</text:p>
      <text:p text:style-name="P4">vika@leonbold:~/lab02/alice/project$ cd ../../bob/project/</text:p>
      <text:p text:style-name="P4">vika@leonbold:~/lab02/bob/project$ gitk</text:p>
      <text:p text:style-name="P4">vika@leonbold:~/lab02/bob/project$ cd ../../alice/project/</text:p>
      <text:p text:style-name="P4">vika@leonbold:~/lab02/alice/project$ gitk</text:p>
      <text:p text:style-name="P4">vika@leonbold:~/lab02/alice/project$ git rebase origin/main</text:p>
      <text:p text:style-name="P4">Текущая ветка main уже в актуальном состоянии.</text:p>
      <text:p text:style-name="P4">vika@leonbold:~/lab02/alice/project$ gitk</text:p>
      <text:p text:style-name="P4">vika@leonbold:~/lab02/alice/project$ git pull</text:p>
      <text:p text:style-name="P4">remote: Enumerating objects: 5, done.</text:p>
      <text:p text:style-name="P4">remote: Counting objects: 100% (5/5), done.</text:p>
      <text:p text:style-name="P4">remote: Compressing objects: 100% (2/2), done.</text:p>
      <text:p text:style-name="P4">remote: Total 3 (delta 1), reused 3 (delta 1), pack-reused 0</text:p>
      <text:p text:style-name="P4">Распаковка объектов: 100% (3/3), готово.</text:p>
      <text:p text:style-name="P4">Из github.com:StrachovaVL/cs-lab02</text:p>
      <text:p text:style-name="P4"><text:s text:c="3"/>2e49fd6..a396e2d <text:s/>main <text:s text:c="6"/>-&gt; origin/main</text:p>
      <text:p text:style-name="P4">Автослияние main.cpp</text:p>
      <text:p text:style-name="P4">КОНФЛИКТ (содержимое): Конфликт слияния в main.cpp</text:p>
      <text:p text:style-name="P4">Не удалось провести автоматическое слияние; исправьте конфликты и сделайте коммит результата.</text:p>
      <text:p text:style-name="P4"><text:soft-page-break/>vika@leonbold:~/lab02/alice/project$ gitk</text:p>
      <text:p text:style-name="P4">vika@leonbold:~/lab02/alice/project$ git lock</text:p>
      <text:p text:style-name="P4">git: «lock» не является командой git. Смотрите «git --help».</text:p>
      <text:p text:style-name="P4"/>
      <text:p text:style-name="P4">Самые похожие команды:</text:p>
      <text:p text:style-name="P4"><text:s text:c="8"/>fsck</text:p>
      <text:p text:style-name="P4">vika@leonbold:~/lab02/alice/project$ git log</text:p>
      <text:p text:style-name="P4">commit a9ed47ab1a2b753e181b88e893519f9233695a3c (HEAD -&gt; main)</text:p>
      <text:p text:style-name="P4">Author: Alice (StrachovaVL) &lt;strahoho@yandex.ru&gt;</text:p>
      <text:p text:style-name="P4">Date: <text:s text:c="2"/>Mon Jun 5 01:17:54 2023 +0300</text:p>
      <text:p text:style-name="P4"/>
      <text:p text:style-name="P4"><text:s text:c="4"/>code: вычисление и вывод максимума</text:p>
      <text:p text:style-name="P4"/>
      <text:p text:style-name="P4">commit 2e49fd667f5f1b2c63cdf9b204b1468aeadec0a5</text:p>
      <text:p text:style-name="P4">Author: Alice (StrachovaVL) &lt;strahoho@yandex.ru&gt;</text:p>
      <text:p text:style-name="P4">Date: <text:s text:c="2"/>Mon Jun 5 01:05:34 2023 +0300</text:p>
      <text:p text:style-name="P4"/>
      <text:p text:style-name="P4"><text:s text:c="4"/>code: изменение найденных ошибок и добавление деления</text:p>
      <text:p text:style-name="P4">commit 7dfde62c55b9795d22bbe06d38fd7329b26a8d51</text:p>
      <text:p text:style-name="P4">Author: Bob (StrachovaVL) &lt;strahoho@yandex.ru&gt;</text:p>
      <text:p text:style-name="P4">Date: <text:s text:c="2"/>Mon Jun 5 00:31:09 2023 +0300</text:p>
      <text:p text:style-name="P4"/>
      <text:p text:style-name="P4"><text:s text:c="4"/>code: изменены ошибки и добавлено умножение a и b</text:p>
      <text:p text:style-name="P4"/>
      <text:p text:style-name="P4">commit a9ed47ab1a2b753e181b88e893519f9233695a3c (HEAD -&gt; main)</text:p>
      <text:p text:style-name="P4">commit a9ed47ab1a2b753e181b88e893519f9233695a3c (HEAD -&gt; main)</text:p>
      <text:p text:style-name="P4">Author: Alice (StrachovaVL) &lt;strahoho@yandex.ru&gt;</text:p>
      <text:p text:style-name="P4">Date: <text:s text:c="2"/>Mon Jun 5 01:17:54 2023 +0300</text:p>
      <text:p text:style-name="P4"/>
      <text:p text:style-name="P4"><text:s text:c="4"/>code: вычисление и вывод максимума</text:p>
      <text:p text:style-name="P4"/>
      <text:p text:style-name="P4">commit 2e49fd667f5f1b2c63cdf9b204b1468aeadec0a5</text:p>
      <text:p text:style-name="P4">Author: Alice (StrachovaVL) &lt;strahoho@yandex.ru&gt;</text:p>
      <text:p text:style-name="P4">commit a9ed47ab1a2b753e181b88e893519f9233695a3c (HEAD -&gt; main)</text:p>
      <text:p text:style-name="P4">Author: Alice (StrachovaVL) &lt;strahoho@yandex.ru&gt;</text:p>
      <text:p text:style-name="P4">Date: <text:s text:c="2"/>Mon Jun 5 01:17:54 2023 +0300</text:p>
      <text:p text:style-name="P4"/>
      <text:p text:style-name="P4"><text:s text:c="4"/>code: вычисление и вывод максимума</text:p>
      <text:p text:style-name="P4"/>
      <text:p text:style-name="P4">commit 2e49fd667f5f1b2c63cdf9b204b1468aeadec0a5</text:p>
      <text:p text:style-name="P4">Author: Alice (StrachovaVL) &lt;strahoho@yandex.ru&gt;</text:p>
      <text:p text:style-name="P4">Date: <text:s text:c="2"/>Mon Jun 5 01:05:34 2023 +0300</text:p>
      <text:p text:style-name="P4"/>
      <text:p text:style-name="P4"><text:s text:c="4"/>code: изменение найденных ошибок и добавление деления</text:p>
      <text:p text:style-name="P4"/>
      <text:p text:style-name="P4">commit 7dfde62c55b9795d22bbe06d38fd7329b26a8d51</text:p>
      <text:p text:style-name="P4">Author: Alice (StrachovaVL) &lt;strahoho@yandex.ru&gt;</text:p>
      <text:p text:style-name="P4">Date: <text:s text:c="2"/>Mon May 29 02:27:11 2023 +0300</text:p>
      <text:p text:style-name="P4"/>
      <text:p text:style-name="P4"><text:s text:c="4"/>main: добавлена работа с переменными a и b</text:p>
      <text:p text:style-name="P4"/>
      <text:p text:style-name="P4">commit dfd1729ea47e50ceb9bbd0bb648307d9a500236b</text:p>
      <text:p text:style-name="P4"><text:soft-page-break/>Author: Alice (StrachovaVL) &lt;strahoho@yandex.ru&gt;</text:p>
      <text:p text:style-name="P4">Date: <text:s text:c="2"/>Mon May 29 01:57:07 2023 +0300</text:p>
      <text:p text:style-name="P4"/>
      <text:p text:style-name="P4"><text:s text:c="4"/>buld: добавлен файл пректа</text:p>
      <text:p text:style-name="P4"/>
      <text:p text:style-name="P4">commit b1d88bf4df11c4e6aae1ec4ebbbc6d62eb2ff7da</text:p>
      <text:p text:style-name="P4">vika@leonbold:~/lab02/alice/project$ git log --all</text:p>
      <text:p text:style-name="P4">commit a396e2d6d1171f37ba68f36f3918617a8d71726d (origin/main)</text:p>
      <text:p text:style-name="P4">Author: Bob (StrachovaVL) &lt;strahoho@yandex.ru&gt;</text:p>
      <text:p text:style-name="P4">commit a396e2d6d1171f37ba68f36f3918617a8d71726d (origin/main)</text:p>
      <text:p text:style-name="P4">Author: Bob (StrachovaVL) &lt;strahoho@yandex.ru&gt;</text:p>
      <text:p text:style-name="P4">Date: <text:s text:c="2"/>Mon Jun 5 01:22:34 2023 +0300</text:p>
      <text:p text:style-name="P4"/>
      <text:p text:style-name="P4"><text:s text:c="4"/>code: вычисление и вывод минимума</text:p>
      <text:p text:style-name="P4"/>
      <text:p text:style-name="P4">commit a9ed47ab1a2b753e181b88e893519f9233695a3c (HEAD -&gt; main)</text:p>
      <text:p text:style-name="P4">Author: Alice (StrachovaVL) &lt;strahoho@yandex.ru&gt;</text:p>
      <text:p text:style-name="P4">Date: <text:s text:c="2"/>Mon Jun 5 01:17:54 2023 +0300</text:p>
      <text:p text:style-name="P4"/>
      <text:p text:style-name="P4"><text:s text:c="4"/>code: вычисление и вывод максимума</text:p>
      <text:p text:style-name="P4"/>
      <text:p text:style-name="P4">commit 2e49fd667f5f1b2c63cdf9b204b1468aeadec0a5</text:p>
      <text:p text:style-name="P4">Author: Alice (StrachovaVL) &lt;<text:a xlink:type="simple" xlink:href="mailto:strahoho@yandex.ru" text:style-name="Internet_20_link" text:visited-style-name="Visited_20_Internet_20_Link">strahoho@yandex.ru</text:a>&gt;</text:p>
      <text:p text:style-name="P4">Date: <text:s text:c="2"/>Mon May 29 02:27:11 2023 +0300</text:p>
      <text:p text:style-name="P4"/>
      <text:p text:style-name="P4"><text:s text:c="4"/>main: добавлена работа с переменными a и b</text:p>
      <text:p text:style-name="P4"/>
      <text:p text:style-name="P4">commit dfd1729ea47e50ceb9bbd0bb648307d9a500236b</text:p>
      <text:p text:style-name="P4">Author: Alice (StrachovaVL) &lt;strahoho@yandex.ru&gt;</text:p>
      <text:p text:style-name="P4">Date: <text:s text:c="2"/>Mon May 29 01:57:07 2023 +0300</text:p>
      <text:p text:style-name="P4"/>
      <text:p text:style-name="P4"><text:s text:c="4"/>buld: добавлен файл пректа</text:p>
      <text:p text:style-name="P4"/>
      <text:p text:style-name="P4">commit b1d88bf4df11c4e6aae1ec4ebbbc6d62eb2ff7da</text:p>
      <text:p text:style-name="P4">Author: Alice (StrachovaVL) &lt;strahoho@yandex.ru&gt;</text:p>
      <text:p text:style-name="P4">Date: <text:s text:c="2"/>Mon May 29 01:53:11 2023 +0300</text:p>
      <text:p text:style-name="P4"/>
      <text:p text:style-name="P4"><text:s text:c="4"/>code: заготовка программы</text:p>
      <text:p text:style-name="P4">vika@leonbold:~/lab02/alice/project$ git rebase origin/main</text:p>
      <text:p text:style-name="P4">main.cpp: needs merge</text:p>
      <text:p text:style-name="P4">Не удалось выполнить перемещение коммитов: У вас есть непроиндексированные изменения.</text:p>
      <text:p text:style-name="P4">К тому же, в вашем индексе есть незакоммиченные изменения.</text:p>
      <text:p text:style-name="P4">Сделайте коммит или спрячьте их.<text:line-break/>vika@leonbold:~/lab02/alice/project$ git add main.cpp</text:p>
      <text:p text:style-name="P4">vika@leonbold:~/lab02/alice/project$ git rebase --continue</text:p>
      <text:p text:style-name="P4">Нет перемещения в процессе?</text:p>
      <text:p text:style-name="P4">vika@leonbold:~/lab02/alice/project$ gitk</text:p>
      <text:p text:style-name="P4">vika@leonbold:~/lab02/alice/project$ git push</text:p>
      <text:p text:style-name="P4">To github.com:StrachovaVL/cs-lab02.git</text:p>
      <text:p text:style-name="P4"><text:s/>! [rejected] <text:s text:c="7"/>main -&gt; main (non-fast-forward)</text:p>
      <text:p text:style-name="P4">error: не удалось отправить некоторые ссылки в «git@github.com:StrachovaVL/cs-lab02.git»</text:p>
      <text:p text:style-name="P4"><text:soft-page-break/>подсказка: Обновления были отклонены, так как верхушка вашей текущей ветки</text:p>
      <text:p text:style-name="P4">подсказка: позади ее внешней части. Заберите и слейте внешние изменения</text:p>
      <text:p text:style-name="P4">подсказка: (например, с помощью «git pull …») перед повторной попыткой отправки</text:p>
      <text:p text:style-name="P4">подсказка: изменений.</text:p>
      <text:p text:style-name="P4">подсказка: Для дополнительной информации, смотрите «Note about fast-forwards»</text:p>
      <text:p text:style-name="P4">подсказка: в «git push --help».</text:p>
      <text:p text:style-name="P4">vika@leonbold:~/lab02/alice/project$ git commit -am 'code:разрешение конфликта'</text:p>
      <text:p text:style-name="P4">[main d5f5d44] code:разрешение конфликта</text:p>
      <text:p text:style-name="P4">vika@leonbold:~/lab02/alice/project$ gitk</text:p>
      <text:p text:style-name="P4">vika@leonbold:~/lab02/alice/project$ gitk</text:p>
      <text:p text:style-name="P4">vika@leonbold:~/lab02/alice/project$ git push</text:p>
      <text:p text:style-name="P4">Подсчет объектов: 6, готово.</text:p>
      <text:p text:style-name="P4">Сжатие объектов: 100% (6/6), готово.</text:p>
      <text:p text:style-name="P4">Запись объектов: 100% (6/6), 749 bytes | 249.00 KiB/s, готово.</text:p>
      <text:p text:style-name="P4">Total 6 (delta 2), reused 0 (delta 0)</text:p>
      <text:p text:style-name="P4">remote: Resolving deltas: 100% (2/2), completed with 1 local object.</text:p>
      <text:p text:style-name="P4">To github.com:StrachovaVL/cs-lab02.git</text:p>
      <text:p text:style-name="P4"><text:s text:c="3"/>a396e2d..d5f5d44 <text:s/>main -&gt; main</text:p>
      <text:p text:style-name="P4">vika@leonbold:~/lab02/alice/project$ git branch double</text:p>
      <text:p text:style-name="P4">vika@leonbold:~/lab02/alice/project$ git checkout double</text:p>
      <text:p text:style-name="P4">Переключено на ветку «double»</text:p>
      <text:p text:style-name="P4">vika@leonbold:~/lab02/alice/project$ gitk</text:p>
      <text:p text:style-name="P4">ika@leonbold:~/lab02/alice/project$ gitk</text:p>
      <text:p text:style-name="P4">vika@leonbold:~/lab02/alice/project$ git commit -am 'code: int заменили на double'</text:p>
      <text:p text:style-name="P4">[double c435524] code: int заменили на double</text:p>
      <text:p text:style-name="P4"><text:s/>1 file changed, 1 insertion(+), 1 deletion(-)</text:p>
      <text:p text:style-name="P4">vika@leonbold:~/lab02/alice/project$ git checkout main</text:p>
      <text:p text:style-name="P4">Переключено на ветку «main»</text:p>
      <text:p text:style-name="P4">Ваша ветка обновлена в соответствии с «origin/main».</text:p>
      <text:p text:style-name="P4">vika@leonbold:~/lab02/alice/project$ git push</text:p>
      <text:p text:style-name="P4">Everything up-to-date</text:p>
      <text:p text:style-name="P4">vika@leonbold:~/lab02/alice/project$ gitk</text:p>
      <text:p text:style-name="P4">vika@leonbold:~/lab02/alice/project$ git merge double</text:p>
      <text:p text:style-name="P4">Обновление d5f5d44..c435524</text:p>
      <text:p text:style-name="P4">Fast-forward</text:p>
      <text:p text:style-name="P4"><text:s/>main.cpp | 2 +-</text:p>
      <text:p text:style-name="P4"><text:s/>1 file changed, 1 insertion(+), 1 deletion(-)</text:p>
      <text:p text:style-name="P4">vika@leonbold:~/lab02/alice/project$ git push</text:p>
      <text:p text:style-name="P4">Подсчет объектов: 3, готово.</text:p>
      <text:p text:style-name="P4">Сжатие объектов: 100% (3/3), готово.</text:p>
      <text:p text:style-name="P4">Запись объектов: 100% (3/3), 358 bytes | 89.00 KiB/s, готово.</text:p>
      <text:p text:style-name="P4">Total 3 (delta 1), reused 0 (delta 0)</text:p>
      <text:p text:style-name="P4">remote: Resolving deltas: 100% (1/1), completed with 1 local object.</text:p>
      <text:p text:style-name="P4">To github.com:StrachovaVL/cs-lab02.git</text:p>
      <text:p text:style-name="P4"><text:s text:c="3"/>d5f5d44..c435524 <text:s/>main -&gt; main</text:p>
      <text:p text:style-name="P4">vika@leonbold:~/lab02/alice/project$ gitk</text:p>
      <text:p text:style-name="P4">vika@leonbold:~/lab02/alice/project$ gitk<text:line-break/><text:line-break/><text:line-break/></text:p>
      <text:p text:style-name="P4"/>
      <text:p text:style-name="P4"/>
      <text:p text:style-name="P4"><text:soft-page-break/></text:p>
      <text:p text:style-name="P4"/>
      <text:p text:style-name="P12"/>
      <text:p text:style-name="P12">vika@leonbold:~$ cd lab02</text:p>
      <text:p text:style-name="P13"><text:span text:style-name="T5">vika@leonbold:~/lab02</text:span><text:span text:style-name="T6">$ <text:s/>cd alice</text:span><text:span text:style-name="T5"><text:line-break/>vika@leonbold:~/lab02/alice$ ls -lha <text:s text:c="61"/></text:span></text:p>
      <text:p text:style-name="P12">итого <text:span text:style-name="T10">12</text:span>K</text:p>
      <text:p text:style-name="P12">drwxrwxr-x <text:span text:style-name="T10">3</text:span> vika vika 4,0K <text:span text:style-name="T10">мая 29</text:span> 01:<text:span text:style-name="T10">08</text:span> . <text:s/></text:p>
      <text:p text:style-name="P12">drwxrwxr-x <text:span text:style-name="T10">4</text:span> vika vika 4,0K <text:span text:style-name="T10">мая</text:span> <text:span text:style-name="T10">29</text:span> 01:<text:span text:style-name="T10">07</text:span> .. <text:s text:c="2"/></text:p>
      <text:p text:style-name="P12">drwxrwxr-x 5 vika vika 4,0K июн <text:s/>5 01:58 project <text:s text:c="5"/></text:p>
      <text:p text:style-name="P12"><text:s text:c="52"/></text:p>
      <text:p text:style-name="P4">vika@leonbold:~/lab02/alice$ cd project/ <text:s text:c="65"/></text:p>
      <text:p text:style-name="P4">vika@leonbold:~/lab02/alice/project$ ls -lha <text:s text:c="61"/></text:p>
      <text:p text:style-name="P4">итого 60K <text:s text:c="96"/></text:p>
      <text:p text:style-name="P4">drwxrwxr-x 5 vika vika 4,0K июн <text:s/>5 01:58 . <text:s text:c="63"/></text:p>
      <text:p text:style-name="P4">drwxrwxr-x 3 vika vika 4,0K мая 29 01:08 .. <text:s text:c="62"/></text:p>
      <text:p text:style-name="P4">drwxr-xr-x 3 vika vika 4,0K мая 29 02:19 bin <text:s text:c="61"/></text:p>
      <text:p text:style-name="P4">drwxrwxr-x 8 vika vika 4,0K июн <text:s/>5 01:58 .git <text:s text:c="60"/></text:p>
      <text:p text:style-name="P4">-rw-rw-r-- 1 vika vika <text:s text:c="3"/>5 мая 29 02:37 .gitignore <text:s text:c="54"/></text:p>
      <text:p text:style-name="P4">-rw-rw-r-- 1 vika vika <text:s text:c="3"/>5 мая 29 02:40 .gitignore2 <text:s text:c="53"/></text:p>
      <text:p text:style-name="P4">-rw------- 1 vika vika 1,7K мая 29 10:48 KeyProgrammGitMPEI1 <text:s text:c="45"/></text:p>
      <text:p text:style-name="P4">-rw-r--r-- 1 vika vika <text:s/>395 мая 29 10:48 KeyProgrammGitMPEI1.pub <text:s text:c="41"/></text:p>
      <text:p text:style-name="P4">-rw-rw-r-- 1 vika vika <text:s/>546 июн <text:s/>5 01:58 main.cpp <text:s text:c="56"/></text:p>
      <text:p text:style-name="P4">drwxr-xr-x 3 vika vika 4,0K мая 29 02:19 obj <text:s text:c="61"/></text:p>
      <text:p text:style-name="P4">-rw-rw-r-- 1 vika vika 1003 мая 29 01:23 project.cbp <text:s text:c="53"/></text:p>
      <text:p text:style-name="P4">-rw-rw-r-- 1 vika vika <text:s/>358 июн <text:s/>5 01:54 project.layout <text:s text:c="50"/></text:p>
      <text:p text:style-name="P12">-rw-r--r-- 1 vika vika <text:s/>12K мая 29 02:59 strahoho@yandex.ru <text:s/></text:p>
      <text:p text:style-name="P12"><text:s text:c="45"/></text:p>
      <text:p text:style-name="P4">vika@leonbold:~/lab02/alice/project$ vim .gitignore <text:s text:c="54"/></text:p>
      <text:p text:style-name="P4">vika@leonbold:~/lab02/alice/project$ vim .gitignore2 <text:s text:c="53"/></text:p>
      <text:p text:style-name="P4">vika@leonbold:~/lab02/alice/project$ rm .gitignore2 <text:s text:c="54"/></text:p>
      <text:p text:style-name="P4">vika@leonbold:~/lab02/alice/project$ ls -lha <text:s text:c="61"/></text:p>
      <text:p text:style-name="P4">итого 56K <text:s text:c="96"/></text:p>
      <text:p text:style-name="P4">drwxrwxr-x 5 vika vika 4,0K сен <text:s/>7 10:02 . <text:s text:c="63"/></text:p>
      <text:p text:style-name="P4">drwxrwxr-x 3 vika vika 4,0K мая 29 01:08 .. <text:s text:c="62"/></text:p>
      <text:p text:style-name="P4">drwxr-xr-x 3 vika vika 4,0K мая 29 02:19 bin <text:s text:c="61"/></text:p>
      <text:p text:style-name="P4">drwxrwxr-x 8 vika vika 4,0K июн <text:s/>5 01:58 .git <text:s text:c="60"/></text:p>
      <text:p text:style-name="P4">-rw-rw-r-- 1 vika vika <text:s text:c="2"/>28 сен <text:s/>7 10:01 .gitignore <text:s text:c="54"/></text:p>
      <text:p text:style-name="P4">-rw------- 1 vika vika 1,7K мая 29 10:48 KeyProgrammGitMPEI1 <text:s text:c="45"/></text:p>
      <text:p text:style-name="P4">-rw-r--r-- 1 vika vika <text:s/>395 мая 29 10:48 KeyProgrammGitMPEI1.pub <text:s text:c="41"/></text:p>
      <text:p text:style-name="P4">-rw-rw-r-- 1 vika vika <text:s/>546 июн <text:s/>5 01:58 main.cpp <text:s text:c="56"/></text:p>
      <text:p text:style-name="P4">drwxr-xr-x 3 vika vika 4,0K мая 29 02:19 obj <text:s text:c="61"/></text:p>
      <text:p text:style-name="P4">-rw-rw-r-- 1 vika vika 1003 мая 29 01:23 project.cbp <text:s text:c="53"/></text:p>
      <text:p text:style-name="P4">-rw-rw-r-- 1 vika vika <text:s/>358 июн <text:s/>5 01:54 project.layout <text:s text:c="50"/></text:p>
      <text:p text:style-name="P12">-rw-r--r-- 1 vika vika <text:s/>12K мая 29 02:59 strahoho@yandex.ru <text:s text:c="9"/></text:p>
      <text:p text:style-name="P12"><text:s text:c="28"/></text:p>
      <text:p text:style-name="P4">vika@leonbold:~/lab02/alice/project$ <text:s/><text:line-break/>vika@leonbold:~/lab02/alice/project$ nano .gitignore</text:p>
      <text:p text:style-name="P4">vika@leonbold:~/lab02/alice/project$ mcedit .gitignore</text:p>
      <text:p text:style-name="P4"/>
      <text:p text:style-name="P4">vika@leonbold:~/lab02/alice/project$ git add .gitignore</text:p>
      <text:p text:style-name="P4">vika@leonbold:~/lab02/alice/project$ git commit -m "git"</text:p>
      <text:p text:style-name="P4"><text:soft-page-break/>[main bd5d425] git</text:p>
      <text:p text:style-name="P4"><text:s/>1 file changed, 5 insertions(+)</text:p>
      <text:p text:style-name="P4"><text:s/>create mode 100644 .gitignore</text:p>
      <text:p text:style-name="P4">vika@leonbold:~/lab02/alice/project$ git push</text:p>
      <text:p text:style-name="P4">Подсчет объектов: 3, готово.</text:p>
      <text:p text:style-name="P4">Сжатие объектов: 100% (2/2), готово.</text:p>
      <text:p text:style-name="P4">Запись объектов: 100% (3/3), 343 bytes | 171.00 KiB/s, готово.</text:p>
      <text:p text:style-name="P4">Total 3 (delta 0), reused 0 (delta 0)</text:p>
      <text:p text:style-name="P4">To github.com:StrachovaVL/cs-lab02.git</text:p>
      <text:p text:style-name="P4"><text:s text:c="3"/>c435524..bd5d425 <text:s/>main -&gt; main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5-29T01:45:54.756754606</meta:creation-date>
    <dc:date>2023-09-07T10:24:24.625132377</dc:date>
    <meta:editing-duration>PT50M11S</meta:editing-duration>
    <meta:editing-cycles>3</meta:editing-cycles>
    <meta:generator>LibreOffice/7.0.5.2$Linux_X86_64 LibreOffice_project/64390860c6cd0aca4beafafcfd84613dd9dfb63a</meta:generator>
    <meta:document-statistic meta:table-count="0" meta:image-count="0" meta:object-count="0" meta:page-count="12" meta:paragraph-count="472" meta:word-count="2482" meta:character-count="23402" meta:non-whitespace-character-count="18986"/>
  </office:meta>
</office:document-meta>
</file>